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f068" officeooo:paragraph-rsid="0000f068"/>
    </style:style>
    <style:style style:name="P2" style:family="paragraph" style:parent-style-name="Standard">
      <style:text-properties officeooo:rsid="00029eff" officeooo:paragraph-rsid="00029eff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1">
      <style:text-properties officeooo:rsid="00029eff" officeooo:paragraph-rsid="00029eff"/>
    </style:style>
    <style:style style:name="P6" style:family="paragraph" style:parent-style-name="Table_20_Contents">
      <style:text-properties officeooo:rsid="00029eff" officeooo:paragraph-rsid="00029eff"/>
    </style:style>
    <style:style style:name="P7" style:family="paragraph" style:parent-style-name="Table_20_Contents">
      <style:text-properties officeooo:rsid="0003adf4" officeooo:paragraph-rsid="0003adf4"/>
    </style:style>
    <style:style style:name="T1" style:family="text">
      <style:text-properties officeooo:rsid="00029eff"/>
    </style:style>
    <style:style style:name="T2" style:family="text">
      <style:text-properties officeooo:rsid="0003ad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gumente für und gegen instandgesetzte IT-Komponenten</text:p>
      <text:p text:style-name="P1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3">PRO</text:p>
          </table:table-cell>
          <table:table-cell table:style-name="Tabelle1.B1" office:value-type="string">
            <text:p text:style-name="P3">CON</text:p>
          </table:table-cell>
        </table:table-row>
        <table:table-row>
          <table:table-cell table:style-name="Tabelle1.A2" office:value-type="string">
            <text:list xml:id="list471327990" text:style-name="L1">
              <text:list-item>
                <text:p text:style-name="P4">Preisersparnis</text:p>
              </text:list-item>
              <text:list-item>
                <text:p text:style-name="P4">12-Monate Gewährleistung</text:p>
              </text:list-item>
              <text:list-item>
                <text:p text:style-name="P4">Nur bewährte und langlebige Produkte</text:p>
              </text:list-item>
              <text:list-item>
                <text:p text:style-name="P4">Können trotzdem mit aktuellen neu-Geräten mithalten</text:p>
              </text:list-item>
              <text:list-item>
                <text:p text:style-name="P4">Trägt zum Klimaschutz bei und ist Nachhaltig</text:p>
              </text:list-item>
            </text:list>
          </table:table-cell>
          <table:table-cell table:style-name="Tabelle1.B2" office:value-type="string">
            <text:list xml:id="list134114490515281" text:continue-numbering="true" text:style-name="L1">
              <text:list-item>
                <text:p text:style-name="P4">Meisten nicht die neuste Hardware</text:p>
              </text:list-item>
              <text:list-item>
                <text:p text:style-name="P4">Kann Gebrauchsspuren haben, <text:span text:style-name="T1">oft aber nur optisch</text:span></text:p>
              </text:list-item>
              <text:list-item>
                <text:p text:style-name="P5">weniger Garantie als beim Neukauf</text:p>
              </text:list-item>
            </text:list>
          </table:table-cell>
        </table:table-row>
      </table:table>
      <text:p text:style-name="P1"/>
      <text:p text:style-name="P1"/>
      <text:p text:style-name="P2">Preislicher Vergleich Neu IT-Komponenten vs Refurbished IT-Komponenten</text:p>
      <text:p text:style-name="P2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6">Komponente<text:span text:style-name="T2">n</text:span></text:p>
          </table:table-cell>
          <table:table-cell table:style-name="Tabelle2.A1" office:value-type="string">
            <text:p text:style-name="P6">UVP</text:p>
          </table:table-cell>
          <table:table-cell table:style-name="Tabelle2.C1" office:value-type="string">
            <text:p text:style-name="P6">Refurbished</text:p>
          </table:table-cell>
        </table:table-row>
        <table:table-row>
          <table:table-cell table:style-name="Tabelle2.A2" office:value-type="string">
            <text:p text:style-name="P7">Core i5-6500</text:p>
            <text:p text:style-name="P7">8GB Ram</text:p>
            <text:p text:style-name="P7">250GB SSD</text:p>
            <text:p text:style-name="P7">integrierte Grafik</text:p>
          </table:table-cell>
          <table:table-cell table:style-name="Tabelle2.A2" office:value-type="string">
            <text:p text:style-name="P7">359€</text:p>
          </table:table-cell>
          <table:table-cell table:style-name="Tabelle2.C2" office:value-type="string">
            <text:p text:style-name="P7">329€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8T12:32:38.006000000</meta:creation-date>
    <dc:date>2021-02-28T13:41:14.271000000</dc:date>
    <meta:editing-duration>PT48M15S</meta:editing-duration>
    <meta:editing-cycles>1</meta:editing-cycles>
    <meta:document-statistic meta:table-count="2" meta:image-count="0" meta:object-count="0" meta:page-count="1" meta:paragraph-count="21" meta:word-count="74" meta:character-count="500" meta:non-whitespace-character-count="455"/>
    <meta:generator>LibreOffice/6.2.2.2$Windows_X86_64 LibreOffice_project/2b840030fec2aae0fd2658d8d4f9548af4e3518d</meta:generator>
  </office:meta>
</office:document-meta>
</file>